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c47" officeooo:paragraph-rsid="00198c4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SULTS FUZZ 80 LEVE 0.8</text:p>
      <text:p text:style-name="Standard"/>
      <text:p text:style-name="Standard"/>
      <text:p text:style-name="Standard"/>
      <text:p text:style-name="Standard">0: sales manager</text:p>
      <text:p text:style-name="Standard"/>
      <text:p text:style-name="Standard">fuzz {'0: <text:span text:style-name="T2">Sales Manager</text:span>': 3, '2: Sales Representative': 3, '4: S<text:span text:style-name="T2">ales Manage</text:span>r': 3, '5: <text:span text:style-name="T2">Sales Manager':</text:span> 3, '7: <text:span text:style-name="T2">Internal Sales Manager</text:span>': 3, '16: Citrix Engineer': 3, '22: Project Coordinator': 3, '52: Safety Manager': 3, '93: Net Developer': 3, '98: P<text:span text:style-name="T4">roperty Lawyer':</text:span> 3, '107: Events Manager': 3, '110: Events Coordinator': 3, '113: Cooling Engineer': 3, '115: SAN Administrator': 3, '120: National Sales Manager': 3, '122: Telesales Manager': 3, '123: Sales Manager': 3, '124: Sales Associates': 3, '126: Travel Sales Manager': 3, '127: Sales Manager': 3, '129: Outside Sales Representative': 3, '149: Dental Technician': 3, '151: Relationship Manager': 3, '153: Business Development Manager': 3, '163: PROPERTY MANAGER': 3, '165: Production Manager': 3, '167: Sales Associate': 3, '173: Systems Administrator': 3, '174: Change Manager': 3, '176: Maintenance Manager': 3, '179: Relationship Manager': 3, '188: Project Manager': 3, '189: Production Manager': 3, '37: Data Analyst': 1, </text:p>
      <text:p text:style-name="Standard"/>
      <text:p text:style-name="Standard"/>
      <text:p text:style-name="Standard">leve: score_result_2 {'0: <text:span text:style-name="T2">Sales Manager':</text:span> 3, '2: Sales Representative': 3, '4: <text:span text:style-name="T2">Sales Manager'</text:span>: 3, '5: <text:span text:style-name="T2">Sales Manager'</text:span>: 3, '123: <text:span text:style-name="T2">Sales Manage</text:span>r': 3, '126: Travel Sales Manager': 3, '127: <text:span text:style-name="T2">Sales Manager': </text:span>3, '151: Relationship Manager': 3, '153: Business Development Manager': 3, '179: Rel<text:span text:style-name="T4">ationship Manager': 3</text:span></text:p>
      <text:p text:style-name="Standard"><text:span text:style-name="T4"/></text:p>
      <text:p text:style-name="Standard"/>
      <text:p text:style-name="Standard"/>
      <text:p text:style-name="Standard"/>
      <text:p text:style-name="Standard">1: Implementation engineer</text:p>
      <text:p text:style-name="Standard"/>
      <text:p text:style-name="Standard">fuzz: Implementation engineer - 3</text:p>
      <text:p text:style-name="Standard">leve: no match – 0</text:p>
      <text:p text:style-name="Standard"/>
      <text:p text:style-name="Standard"/>
      <text:p text:style-name="Standard"/>
      <text:p text:style-name="Standard"/>
      <text:p text:style-name="Standard">2: civil engineer</text:p>
      <text:p text:style-name="Standard"/>
      <text:p text:style-name="Standard">fuzz 3: {'0: Sales Manager': 3, '1: <text:span text:style-name="T2">Implementation Enginee</text:span>r': 3, '4: Sales Manager': 3, '5: Sales Manager': 3, '12:<text:span text:style-name="T2"> Implementation Engineer</text:span>': 3, '13: I<text:span text:style-name="T2">mplementation Enginee</text:span>r': 3, '16: Citrix Engineer': 3, '19: I<text:span text:style-name="T2">mplementation Enginee</text:span>r': 3, '25: Civil Designer': 3, '93: <text:span text:style-name="T4">Net Developer</text:span>': 3, '113: Cooling Engineer': 3, '114: Mechanical Engineer': 3, '116: Mechanical Engineer': 3, '119: Sales Engineer': 3, '123: Sales Manager': 3, '127: Sales Manager': 3, '149: Dental Technician': 3, '165: Production Manager': 3, '175: IT Infrastructure Manager': 3, '189: Production Manager': 3</text:p>
      <text:p text:style-name="Standard">leve: citrix engineer</text:p>
      <text:p text:style-name="Standard"/>
      <text:p text:style-name="Standard"/>
      <text:p text:style-name="Standard">3: BDC data analyst</text:p>
      <text:p text:style-name="Standard"/>
      <text:p text:style-name="Standard">fuzz: {'15: BMDSS Engineering Manager': 8, '169: Software Development Coordinator': 8, '33: <text:span text:style-name="T2">Data Analyst</text:span>': 4, '35: <text:span text:style-name="T2">Data Analyst</text:span>': 4, '23: Lead Civil Design Engineer': 3, '31: <text:span text:style-name="T2">Data Analyst</text:span>': 3, '36: Data Analyst (NAR)': 3, '37: Data Analyst': 3, '38: Data Analyst': 3, '39: Ma<text:span text:style-name="T4">ster Data Analy</text:span>st': 3, '40: SAS Data Analyst': 3, '86: Technical Architect - Data Scientist': 3, '171: Senior Statistical <text:soft-page-break/>Analyst': 3, '83: Data Scientist': 1, '100: Divisional Counsel &amp; Contracts Manager Asia Pacific': 1, '173: Systems Administrator': 1, </text:p>
      <text:p text:style-name="Standard"/>
      <text:p text:style-name="Standard">leve: {'15: BMDSS Engineering Manager': 4, '169: Software Development Coordinator': 4, '31: <text:span text:style-name="T2">Data Analyst</text:span>': 3, '33: <text:span text:style-name="T2">Data Analyst</text:span>': 3, '35: <text:span text:style-name="T2">Data Analyst'</text:span>: 3, '37: <text:span text:style-name="T2">Data Analys</text:span>t': 3, '38: <text:span text:style-name="T2">Data Analyst</text:span>': 3, '39: Master Data Analyst': 3, '40: <text:span text:style-name="T2">SAS Data Analyst</text:span>': 3, '86: Te<text:span text:style-name="T4">chnical Archi</text:span>tect - Data Scientist': 2, '23: Lead Civil Design Engineer': 1</text:p>
      <text:p text:style-name="Standard"/>
      <text:p text:style-name="Standard"/>
      <text:p text:style-name="Standard">4: Safety Engineer Intern</text:p>
      <text:p text:style-name="Standard"/>
      <text:p text:style-name="Standard">fuzz: {'44:<text:span text:style-name="T2"> Fire Safety Engineers</text:span>': 17, '50: <text:span text:style-name="T2">Fire Safety Engineer':</text:span> 17, '54: <text:span text:style-name="T2">Safety Engineer</text:span>': 17, '116: Mechanical Engineer': 15, '173: Systems Administrator': 15, '1: Implementation Engineer': 14, '12: Implementation Engineer': 14, '14: Cloud Implementation Engineer': 14, '18: Windows Implementation Engineer': 14, '27: Constr<text:span text:style-name="T4">uction Project En</text:span>gineer': 14, '68: Program Manager': 14, '92: Software Engineer': 14, '94: Senior Java Engineer - back-end': 14, '96: Software Systems Engineer': 14, '117: Quality Engineer Job in Monroeville': 14, '48: Health Safety Engineer': 3, '49: Safety Engineer': 3, '51: Safety Engineer': 3, '53: Safety Engineer': 3, '119: Sales Engineer': 3, '169: Software Development Coordinator': 3, '33: Data Analyst': 1, '35: Data Analyst': 1, '83: Data Scientist': 1, '86: Technical Architect - Data Scientist': 1, '100: Divisional Counsel &amp; Contracts Manager Asia Pacific': 1, '111: Community Events Officer': 1</text:p>
      <text:p text:style-name="Standard"/>
      <text:p text:style-name="Standard">leve: {'116: Mechanical Engineer': 2, '1: Implementation Engineer': 1, '12: Implementation Engineer': 1, '14: Cloud Implementation Engineer': 1, '18: Windows Implementation Engineer': 1, '27: Construction Project Engineer': 1, '44: <text:span text:style-name="T2">Fire Safety Engineers</text:span>': 1, '50: <text:span text:style-name="T2">Fire Safety Engineer'</text:span>: 1, '54: <text:span text:style-name="T2">Safety Engineer</text:span>': 1, '68: Pro<text:span text:style-name="T4">gram Manag</text:span>er': 1, '86: Technical Architect - Data Scientist': 1, '92: Software Engineer': 1, '94: Senior Java Engineer - back-end': 1, '96: Software Systems Engineer': 1, '117: Quality Engineer Job in Monroeville': 1, '173: Systems Administrator': 1</text:p>
      <text:p text:style-name="Standard"/>
      <text:p text:style-name="Standard"/>
      <text:p text:style-name="Standard">5: Classified Ads Manager</text:p>
      <text:p text:style-name="Standard">no matches</text:p>
      <text:p text:style-name="Standard"/>
      <text:p text:style-name="Standard"/>
      <text:p text:style-name="Standard"/>
      <text:p text:style-name="Standard">6: ASSISTANT PROGRAM MANAGER</text:p>
      <text:p text:style-name="Standard">fuzz: {'111: Community Events Officer': 8, '169: <text:span text:style-name="T2">Software Development Coordinator</text:span>': 4, '15: BMDSS Engineering Manager': 3, '23: Lead Civil Design Engineer': 3, '99: Personal Assistant': 3, '153: Business Development Manager': 3, '165: Production Manager': 3, '188: Project Manager': 3, '189: Production Manager': 3, '6: Sales and<text:span text:style-name="T4"> Marketing Coordi</text:span>nator': 1, '143: Senior Consultant': 1, </text:p>
      <text:p text:style-name="Standard"/>
      <text:p text:style-name="Standard">leve: {'15: BMDSS Engineering Manager': 2, '169: Software Development Coordinator': 2</text:p>
      <text:p text:style-name="Standard"/>
      <text:p text:style-name="Standard"/>
      <text:p text:style-name="Standard">7: Technical Customer Service</text:p>
      <text:p text:style-name="Standard">fuzz: {'15: BMDSS Engineering Manager': 8, '169: Software Development Coordinator': 8, '23: Lead Civil Design Engineer': 3, '111: Community Events Officer': 2, '53: Safety Engineer': 1</text:p>
      <text:p text:style-name="Standard">leve: {'15: BMDSS Engineering Manager': 3, '169: Software Development Coordinator': 3, '23: Lead Civil Design Engineer': 1</text:p>
      <text:p text:style-name="Standard"/>
      <text:p text:style-name="Standard"/>
      <text:p text:style-name="Standard">8: data scientist</text:p>
      <text:p text:style-name="Standard"><text:soft-page-break/></text:p>
      <text:p text:style-name="Standard">fuzz: {'37: Data Analyst': 5, '31: Data Analyst': 3, '33: Data Analyst': 3, '35: Data Analyst': 3, '38: Data Analyst': 3, '41: <text:span text:style-name="T2">Data Scientist</text:span>': 3, '42:<text:span text:style-name="T2"> Junior Data Scientis</text:span>t': 3, '43: <text:span text:style-name="T2">Data Scientis</text:span>t': 3, '49: Safety Engineer': 3, '51: Sa<text:span text:style-name="T4">fety Enginee</text:span>r': 3, '53: Safety Engineer': 3, '54: Safety Engineer': 3, '78: Data Scientist': 3, '79: Data Scientist': 3, '80: Data Scientist': 3, '83: Data Scientist': 3, '96: Software Systems Engineer': 3, '86: Technical Architect - Data Scientist': 2, '94: Senior Java Engineer - back-end': 2, '169: Software Development Coordinator': 2, '32: Data Wrangler': 1</text:p>
      <text:p text:style-name="Standard"/>
      <text:p text:style-name="Standard">leve: {'41: Data Scientist': 3, '43: Data Scientist': 3, '78: <text:span text:style-name="T2">Data Scientist</text:span>': 3, '79: Data Scientist': 3, '80: Data Scientist': 3, '83: Data Scientist': 3, '96: Software Systems Engineer': 3, '37: Data Analyst': 2, '94: Senior Java Engineer - back-end': 2, '169: Software Development Coordinator': 2, '32: Data Wrangler': 1, '86: Technical Architect - Data Scientist': 1</text:p>
      <text:p text:style-name="Standard"/>
      <text:p text:style-name="Standard"/>
      <text:p text:style-name="Standard"/>
      <text:p text:style-name="Standard">9: programmer</text:p>
      <text:p text:style-name="Standard"/>
      <text:p text:style-name="Standard">fuzz: {'96: <text:span text:style-name="T2">Software Systems Enginee</text:span>r': 7, '22: Project Coordinator': 3, '30: Project Engineer': 3, '59: Program Manager': 3, '62: Program Manager': 3, '63: Program Manager': 3, '67: Program Manager': 3, '68: Program Manager': 3, '90: Graduate Programmer': 3, '92: So<text:span text:style-name="T4">ftware Engineer':</text:span> 3, '93: Net Developer': 3, '163: PROPERTY MANAGER': 3, '168: Account Director': 3, '188: Project Manager': 3, '94: Senior Java Engineer - back-end': 2, '37: Data Analyst': 1, '169: Software Development Coordinator': 1, '42: Junior Data Scientist': 0.5</text:p>
      <text:p text:style-name="Standard"/>
      <text:p text:style-name="Standard">leve: {'92: <text:span text:style-name="T2">Software Engineer':</text:span> 3, '96<text:span text:style-name="T2">: Software Systems Engineer</text:span>': 3, '94:<text:span text:style-name="T2"> Senior Java Engineer</text:span> - back-end': 2, '37: Data Analyst': 1, '169: Software Development Coordinator': 1</text:p>
      <text:p text:style-name="Standard"/>
      <text:p text:style-name="Standard"/>
      <text:p text:style-name="Standard">10: lawyer</text:p>
      <text:p text:style-name="Standard"/>
      <text:p text:style-name="Standard">fuzz: {'98: <text:span text:style-name="T2">Property Lawye</text:span>r': 3, '105: <text:span text:style-name="T2">TMT Lawyer</text:span>': 3, '156: New Business Consultant': 3, '158: Business Banker': 3</text:p>
      <text:p text:style-name="Standard"/>
      <text:p text:style-name="Standard">leve: {'98: P<text:span text:style-name="T2">roperty Lawyer': 3,</text:span> '105: <text:span text:style-name="T2">TMT Lawyer'</text:span>: 3</text:p>
      <text:p text:style-name="Standard"/>
      <text:p text:style-name="Standard"/>
      <text:p text:style-name="Standard">11: event manager</text:p>
      <text:p text:style-name="Standard"/>
      <text:p text:style-name="Standard">fuzz: {'15: BMDSS Engineering Manager': 4, '0: Sales Manager': 3, '4: Sales Manager': 3, '5: Sales Manager': 3, '11: Customer Service Officer': 3, '16: Citrix Engineer': 3, '21: Client Side Project Manager': 3, '52: Safety Manager': 3, '93: Net Developer': 3, '98: P<text:span text:style-name="T4">roperty Lawye</text:span>r': 3, '107: <text:span text:style-name="T2">Events</text:span> <text:span text:style-name="T2">Manager': 3</text:span>, '110: Events Coordinator': 3, '113: Cooling Engineer': 3, '123: Sales Manager': 3, '127: Sales Manager': 3, '151: Relationship Manager': 3, '163: PROPERTY MANAGER': 3, '165: Production Manager': 3, '168: Account Director': 3, '174: Change Manager': 3, '178: Customer Success Manager': 3, '179: Relationship Manager': 3, '188: Project Manager': 3, '189: Production Manager': 3, '91: SQL Database Analyst Programmer': 2, '169: Software Development Coordinator': 2, '111: Community Events Officer': 1</text:p>
      <text:p text:style-name="Standard"/>
      <text:p text:style-name="Standard">leve: {'107: E<text:span text:style-name="T2">vents Manage</text:span>r': 3, '165: Production Manager': 3, '188: Project Manager': 3, '189: Production Manager': 3, '91: SQL Database Analyst Programmer': 1</text:p>
      <text:p text:style-name="Standard"/>
      <text:p text:style-name="Standard"/>
      <text:p text:style-name="Standard"><text:soft-page-break/>12: web developer</text:p>
      <text:p text:style-name="Standard"/>
      <text:p text:style-name="Standard">fuzz: {'0: Sales Manager': 3, '4: Sales Manager': 3, '5: Sales Manager': 3, '16: Citrix Engineer': 3, '93: Net Developer': 3, '113: Cooling Engineer': 3, '123: Sales Manager': 3, '127: Sales Manager': 3</text:p>
      <text:p text:style-name="Standard"/>
      <text:p text:style-name="Standard">leve: {'93: Net Developer': 3</text:p>
      <text:p text:style-name="Standard"/>
      <text:p text:style-name="Standard"/>
      <text:p text:style-name="Standard">13: mechanical engineer</text:p>
      <text:p text:style-name="Standard"/>
      <text:p text:style-name="Standard">fuzz: {'96: Software Systems Engineer': 17, '116: <text:span text:style-name="T2">Mechanical Engineer</text:span>': 17, '1: Implementation Engineer': 14, '12: Implementation Engineer': 14, '14: Cloud Implementation Engineer': 14, '18: Windows Implementation Engineer': 14, '27: Construction Project Engineer': 14, '44: Fire Safety Engineers': 14, '50: Fire Safety Engineer': 14, '54: S<text:span text:style-name="T4">afety Engine</text:span>er': 14, '68: Program Manager': 14, '92: Software Engineer': 14, '94: Senior Java Engineer - back-end': 14, '117: Quality Engineer Job in Monroeville': 14, '173: Systems Administrator': 14, '15: BMDSS Engineering Manager': 3, '28: Structural Engineer': 3, '30: Project Engineer': 3, '114: Mechanical Engineer': 3, '118: Project Engineers': 3, '119: Sales Engineer': 3, '149: Dental Technician': 3, '165: Production Manager': 3, '176: Maintenance Manager': 3, '189: Production Manager': 3</text:p>
      <text:p text:style-name="Standard"/>
      <text:p text:style-name="Standard">leve: {'116: Mechanical Engineer': 4, '28: Structural Engineer': 3, '30: Project Engineer': 3, '114: <text:span text:style-name="T2">Mechanical Engineer</text:span>': 3, '165: Production Manager': 3, '189: Production Manager': 3, '1: Implementation Engineer': 1, '12: Implementation Engineer': 1, '14: Cloud Implementation Engineer': 1, '18: W<text:span text:style-name="T4">indows Implementation Engin</text:span>eer': 1, '27: Construction Project Engineer': 1, '44: Fire Safety Engineers': 1, '50: Fire Safety Engineer': 1, '54: Safety Engineer': 1, '68: Program Manager': 1, '92: Software Engineer': 1, '94: Senior Java Engineer - back-end': 1, '96: Software Systems Engineer': 1, '117: Quality Engineer Job in Monroeville': 1, '173: Systems Administrator': 1</text:p>
      <text:p text:style-name="Standard"/>
      <text:p text:style-name="Standard"/>
      <text:p text:style-name="Standard"/>
      <text:p text:style-name="Standard">14: seller</text:p>
      <text:p text:style-name="Standard"/>
      <text:p text:style-name="Standard">fuzz: {'167: Sales Associate': 3</text:p>
      <text:p text:style-name="Standard"/>
      <text:p text:style-name="Standard">leve: no matches</text:p>
      <text:p text:style-name="Standard"/>
      <text:p text:style-name="Standard"/>
      <text:p text:style-name="Standard"/>
      <text:p text:style-name="Standard">15: personal trainer</text:p>
      <text:p text:style-name="Standard"/>
      <text:p text:style-name="Standard">fuzz: {'2: Sales Representative': 3, '99: Personal Assistant': 3, '115: SAN Administrator': 3, '131: Personal Trainer': 3, '132: <text:span text:style-name="T2">Personal Trainer'</text:span>: 3, '133: <text:span text:style-name="T2">Personal Trainer</text:span>': 3, '134: Personal Trainer / Coach': 3, '135: <text:span text:style-name="T2">Personal Trainer</text:span>': 3, '136:<text:span text:style-name="T2"> Personal Trainer</text:span>': 3, '139: P<text:span text:style-name="T4">ersonal Trainers'</text:span>: 3</text:p>
      <text:p text:style-name="Standard"/>
      <text:p text:style-name="Standard">leve: {'131: <text:span text:style-name="T2">Personal Trainer'</text:span>: 3, '132: <text:span text:style-name="T2">Personal Trainer'</text:span>: 3, '133: <text:span text:style-name="T2">Personal Trainer</text:span>': 3, '135: <text:span text:style-name="T2">Persona</text:span>l <text:span text:style-name="T2">Trainer</text:span>': 3, '136:<text:span text:style-name="T2"> Personal Traine</text:span>r': 3, '139: <text:span text:style-name="T2">Personal Trainers'</text:span>: 3</text:p>
      <text:p text:style-name="Standard"/>
      <text:p text:style-name="Standard"/>
      <text:p text:style-name="Standard"/>
      <text:p text:style-name="P1">FUZZ: 11/15 there is result in top-10</text:p>
      <text:p text:style-name="P1">LEVE: 9/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0:40:34.779029524</meta:creation-date>
    <dc:date>2021-11-08T15:30:00.924177959</dc:date>
    <meta:editing-duration>PT5M35S</meta:editing-duration>
    <meta:editing-cycles>1</meta:editing-cycles>
    <meta:document-statistic meta:table-count="0" meta:image-count="0" meta:object-count="0" meta:page-count="4" meta:paragraph-count="50" meta:word-count="1546" meta:character-count="10577" meta:non-whitespace-character-count="9077"/>
    <meta:generator>LibreOffice/6.4.7.2$Linux_X86_64 LibreOffice_project/40$Build-2</meta:generator>
  </office:meta>
</office:document-meta>
</file>